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143DA1D88DEAC4952ED.png" manifest:media-type="image/png"/>
  <manifest:file-entry manifest:full-path="Pictures/100000000000017C00000102B3D224B17EFA5609.png" manifest:media-type="image/png"/>
  <manifest:file-entry manifest:full-path="Pictures/10000000000003C50000017ADF2B2E33A742FACD.png" manifest:media-type="image/png"/>
  <manifest:file-entry manifest:full-path="Pictures/10000000000002E7000001BE84080038165DFF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objectwithoutfill">
      <style:graphic-properties draw:marker-start="Arrow" draw:marker-end="Arrow" draw:fill="none" draw:textarea-vertical-align="middle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2" style:family="graphic" style:parent-style-name="standard">
      <style:graphic-properties draw:stroke="none" draw:fill="none" fo:min-height="0.32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0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11" style:family="graphic" style:parent-style-name="standard" style:list-style-name="L1">
      <style:graphic-properties draw:textarea-horizontal-align="left" draw:textarea-vertical-align="top" draw:auto-grow-height="false" fo:min-height="2.75cm" fo:min-width="9cm"/>
    </style:style>
    <style:style style:name="gr4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6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40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4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2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456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457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58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459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60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6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none"/>
      <style:paragraph-properties fo:text-align="center"/>
      <style:text-properties fo:font-size="8pt" style:font-size-asian="8pt"/>
    </style:style>
    <style:style style:name="P25" style:family="paragraph">
      <loext:graphic-properties draw:fill="none"/>
      <style:paragraph-properties fo:margin-top="0.1cm" fo:margin-bottom="0.1cm" fo:line-height="100%" fo:text-align="start"/>
    </style:style>
    <style:style style:name="P2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7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28" style:family="paragraph">
      <style:paragraph-properties fo:margin-top="0.1cm" fo:margin-bottom="0.1cm"/>
    </style:style>
    <style:style style:name="P29" style:family="paragraph">
      <loext:graphic-properties draw:fill-color="#ff6600"/>
      <style:paragraph-properties fo:margin-top="0.1cm" fo:margin-bottom="0.1cm" fo:text-align="center"/>
    </style:style>
    <style:style style:name="P30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1" style:family="paragraph">
      <style:paragraph-properties fo:margin-left="0cm" fo:margin-right="0cm" fo:margin-top="0.1cm" fo:margin-bottom="0.1cm" fo:text-align="start" fo:text-indent="0cm"/>
    </style:style>
    <style:style style:name="P32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>Page11:</text:span><text:span text:style-name="T1">文件系统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的，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Pictures/10000000000003C50000017ADF2B2E33A742FACD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Pictures/10000000000003E500000143DA1D88DEAC4952ED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84080038165DFF02.png" xlink:type="simple" xlink:show="embed" xlink:actuate="onLoad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2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2"><text:span text:style-name="T7">DPL:descriptor privilege level</text:span></text:p>
          <text:p text:style-name="P21"><text:span text:style-name="T7"/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xml:id="id89" draw:id="id8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90" draw:id="id9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9" draw:end-shape="id90" svg:d="M10400 10904h1200" svg:viewBox="0 0 1201 1">
          <text:p/>
        </draw:connector>
      </draw:page>
      <draw:page draw:name="page6" draw:style-name="dp1" draw:master-page-name="Default">
        <draw:custom-shape draw:style-name="gr298" draw:text-style-name="P5" xml:id="id91" draw:id="id9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9" draw:text-style-name="P5" xml:id="id92" draw:id="id9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91" draw:start-glue-point="1" draw:end-shape="id9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300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" xml:id="id98" draw:id="id98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xml:id="id93" draw:id="id9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" xml:id="id96" draw:id="id9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xml:id="id99" draw:id="id9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4" draw:layer="layout" svg:x1="9.25cm" svg:y1="4.304cm" svg:x2="10.572cm" svg:y2="4.304cm">
          <text:p/>
        </draw:line>
        <draw:line draw:style-name="gr86" draw:text-style-name="P24" draw:layer="layout" svg:x1="9.25cm" svg:y1="2.704cm" svg:x2="10.572cm" svg:y2="2.704cm">
          <text:p/>
        </draw:line>
        <draw:line draw:style-name="gr316" draw:text-style-name="P24" draw:layer="layout" svg:x1="9.719cm" svg:y1="2.704cm" svg:x2="9.719cm" svg:y2="4.304cm">
          <text:p text:style-name="P7"><text:span text:style-name="T8">着色区</text:span></text:p>
        </draw:line>
        <draw:custom-shape draw:style-name="gr317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94" draw:id="id9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93" draw:start-glue-point="1" draw:end-shape="id94" draw:end-glue-point="1" svg:d="M13598 5304h502v1598h-502" svg:viewBox="0 0 503 1599">
          <text:p/>
        </draw:connector>
        <draw:custom-shape draw:style-name="gr321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95" draw:id="id9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xml:id="id97" draw:id="id9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95" draw:start-glue-point="1" draw:end-shape="id9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7" draw:start-glue-point="1" draw:end-shape="id98" draw:end-glue-point="3" svg:d="M6735 7305h1825v-2803h1825" svg:viewBox="0 0 3651 2804">
          <text:p/>
        </draw:connector>
        <draw:custom-shape draw:style-name="gr331" draw:text-style-name="P5" xml:id="id100" draw:id="id10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9" draw:start-glue-point="1" draw:end-shape="id100" svg:d="M6735 3200h2215v2505h1437" svg:viewBox="0 0 3653 2506">
          <text:p/>
        </draw:connector>
        <draw:frame draw:style-name="gr332" draw:text-style-name="P25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3" draw:text-style-name="P5" xml:id="id101" draw:id="id10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5" xml:id="id102" draw:id="id10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01" draw:start-glue-point="2" draw:end-shape="id102" draw:end-glue-point="0" svg:d="M6699 2800v355h1v354" svg:viewBox="0 0 2 710">
          <text:p/>
        </draw:connector>
        <draw:custom-shape draw:style-name="gr335" draw:text-style-name="P5" xml:id="id103" draw:id="id10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02" draw:start-glue-point="2" draw:end-shape="id103" draw:end-glue-point="0" svg:d="M6700 9200v609" svg:viewBox="0 0 1 610">
          <text:p/>
        </draw:connector>
      </draw:page>
      <draw:page draw:name="page9" draw:style-name="dp1" draw:master-page-name="Default">
        <draw:custom-shape draw:style-name="gr336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4" xml:id="id105" draw:id="id10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08" draw:id="id10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3" xml:id="id104" draw:id="id104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04" draw:start-glue-point="3" draw:end-shape="id105" draw:end-glue-point="3" svg:d="M10600 1500h-502v700h515" svg:viewBox="0 0 516 701">
          <text:p/>
        </draw:connector>
        <draw:custom-shape draw:style-name="gr339" draw:text-style-name="P5" xml:id="id106" draw:id="id10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4" xml:id="id107" draw:id="id10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xml:id="id110" draw:id="id11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6" draw:start-glue-point="3" draw:end-shape="id107" draw:end-glue-point="3" svg:d="M10613 3802h-515v1098h502" svg:viewBox="0 0 516 1099">
          <text:p/>
        </draw:connector>
        <draw:custom-shape draw:style-name="gr345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xml:id="id109" draw:id="id10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1" draw:text-style-name="P5" xml:id="id111" draw:id="id11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8" draw:start-glue-point="1" draw:end-shape="id10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10" draw:start-glue-point="1" draw:end-shape="id11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6" draw:text-style-name="P26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5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6" draw:text-style-name="P4" xml:id="id117" draw:id="id117" draw:layer="layout" svg:width="2.548cm" svg:height="0.4cm" svg:x="5.7cm" svg:y="8.701cm">
          <text:p text:style-name="P3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12" draw:id="id112" draw:layer="layout" svg:width="2.548cm" svg:height="0.4cm" svg:x="5.7cm" svg:y="9.101cm">
          <text:p text:style-name="P3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5.7cm" svg:y="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5.7cm" svg:y="10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8" draw:id="id118" draw:layer="layout" svg:width="2.548cm" svg:height="0.4cm" svg:x="5.7cm" svg:y="9.501cm">
          <text:p text:style-name="P3"><text:span text:style-name="T2"><text:s text:c="3"/></text:span><text:span text:style-name="T2">.*f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2.548cm" svg:height="0.4cm" svg:x="5.7cm" svg:y="10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2.548cm" svg:height="0.4cm" svg:x="5.7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7cm" svg:height="0.4cm" svg:x="5.701cm" svg:y="11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" xml:id="id113" draw:id="id113" draw:layer="layout" svg:width="3.2cm" svg:height="0.4cm" svg:x="9.3cm" svg:y="7.301cm">
          <text:p text:style-name="P3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2cm" svg:height="0.4cm" svg:x="9.3cm" svg:y="7.701cm">
          <text:p text:style-name="P3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3.2cm" svg:height="0.4cm" svg:x="9.3cm" svg:y="8.502cm">
          <text:p text:style-name="P3"><text:span text:style-name="T2"><text:s text:c="3"/></text:span><text:span text:style-name="T2">.(*wr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2cm" svg:height="0.4cm" svg:x="9.3cm" svg:y="8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2cm" svg:height="0.4cm" svg:x="9.3cm" svg:y="8.101cm">
          <text:p text:style-name="P3"><text:span text:style-name="T2"><text:s text:c="3"/></text:span><text:span text:style-name="T2">.(*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2cm" svg:height="0.4cm" svg:x="9.3cm" svg:y="9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3.2cm" svg:height="0.4cm" svg:x="9.3cm" svg:y="9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199cm" svg:height="0.4cm" svg:x="9.3cm" svg:y="9.7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8cm" svg:y1="9.301cm" svg:x2="9.3cm" svg:y2="7.501cm" draw:start-shape="id112" draw:start-glue-point="1" draw:end-shape="id113" draw:end-glue-point="3" svg:d="M8248 9301h527v-1800h525" svg:viewBox="0 0 1053 1801">
          <text:p/>
        </draw:connector>
        <draw:custom-shape draw:style-name="gr371" draw:text-style-name="P4" xml:id="id115" draw:id="id115" draw:layer="layout" svg:width="2.548cm" svg:height="0.4cm" svg:x="5.701cm" svg:y="5.602cm">
          <text:p text:style-name="P3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26" draw:id="id126" draw:layer="layout" svg:width="2.548cm" svg:height="0.4cm" svg:x="5.701cm" svg:y="6.002cm">
          <text:p text:style-name="P3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5.701cm" svg:y="6.803cm">
          <text:p text:style-name="P3"><text:span text:style-name="T2"><text:s text:c="3"/></text:span><text:span text:style-name="T2">.*al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draw:layer="layout" svg:width="2.548cm" svg:height="0.4cm" svg:x="5.701cm" svg:y="7.203cm">
          <text:p text:style-name="P3"><text:span text:style-name="T2"><text:s text:c="3"/></text:span><text:span text:style-name="T2">.*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2.548cm" svg:height="0.4cm" svg:x="5.701cm" svg:y="6.402cm">
          <text:p text:style-name="P3"><text:span text:style-name="T2"><text:s text:c="3"/></text:span><text:span text:style-name="T2">.*p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draw:layer="layout" svg:width="2.548cm" svg:height="0.4cm" svg:x="5.701cm" svg:y="7.603cm">
          <text:p text:style-name="P3"><text:span text:style-name="T2"><text:s text:c="3"/></text:span><text:span text:style-name="T2">.*pwd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" draw:layer="layout" svg:width="2.548cm" svg:height="0.4cm" svg:x="5.701cm" svg:y="8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7cm" svg:height="0.4cm" svg:x="5.702cm" svg:y="8.005cm">
          <text:p text:style-name="P3"><text:span text:style-name="T2"><text:s text:c="3"/></text:span><text:span text:style-name="T2">.*alt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4" draw:layer="layout" svg:width="3.286cm" svg:height="0.4cm" svg:x="1.4cm" svg:y="5.2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14" draw:id="id114" draw:layer="layout" svg:width="3.286cm" svg:height="0.4cm" svg:x="1.4cm" svg:y="5.6cm">
          <text:p text:style-name="P3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4cm" svg:y="6.401cm">
          <text:p text:style-name="P27"><text:s text:c="3"/>.link_cou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286cm" svg:height="0.4cm" svg:x="1.4cm" svg:y="6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xml:id="id116" draw:id="id116" draw:layer="layout" svg:width="3.286cm" svg:height="0.4cm" svg:x="1.4cm" svg:y="6cm">
          <text:p text:style-name="P3"><text:span text:style-name="T2"><text:s text:c="3"/></text:span><text:span text:style-name="T2">.*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3.286cm" svg:height="0.4cm" svg:x="1.4cm" svg:y="7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686cm" svg:y1="5.8cm" svg:x2="5.701cm" svg:y2="5.802cm" draw:start-shape="id114" draw:start-glue-point="1" draw:end-shape="id115" draw:end-glue-point="3" svg:d="M4686 5800h508v2h507" svg:viewBox="0 0 1016 3">
          <text:p/>
        </draw:connector>
        <draw:connector draw:style-name="gr23" draw:text-style-name="P6" draw:layer="layout" svg:x1="4.686cm" svg:y1="6.2cm" svg:x2="5.7cm" svg:y2="8.901cm" draw:start-shape="id116" draw:start-glue-point="1" draw:end-shape="id117" draw:end-glue-point="3" svg:d="M4686 6200h508v2701h506" svg:viewBox="0 0 1015 2702">
          <text:p/>
        </draw:connector>
        <draw:custom-shape draw:style-name="gr383" draw:text-style-name="P4" draw:layer="layout" svg:width="2.548cm" svg:height="0.4cm" svg:x="0.4cm" svg:y="1.497cm">
          <text:p text:style-name="P3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0.4cm" svg:y="1.897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4cm" svg:y="2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2.548cm" svg:height="0.4cm" svg:x="0.4cm" svg:y="3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2.548cm" svg:height="0.4cm" svg:x="0.4cm" svg:y="2.297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2.548cm" svg:height="0.4cm" svg:x="0.4cm" svg:y="3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2.548cm" svg:height="0.4cm" svg:x="0.4cm" svg:y="3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7cm" svg:height="0.4cm" svg:x="0.40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4" xml:id="id119" draw:id="id119" draw:layer="layout" svg:width="2.548cm" svg:height="0.4cm" svg:x="9.3cm" svg:y="10.901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20" draw:id="id120" draw:layer="layout" svg:width="2.548cm" svg:height="0.4cm" svg:x="9.3cm" svg:y="11.301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2" draw:id="id122" draw:layer="layout" svg:width="2.548cm" svg:height="0.4cm" svg:x="9.3cm" svg:y="11.701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8cm" svg:y1="9.701cm" svg:x2="9.3cm" svg:y2="11.101cm" draw:start-shape="id118" draw:start-glue-point="1" draw:end-shape="id119" draw:end-glue-point="3" svg:d="M8248 9701h527v1400h525" svg:viewBox="0 0 1053 1401">
          <text:p/>
        </draw:connector>
        <draw:custom-shape draw:style-name="gr393" draw:text-style-name="P4" xml:id="id121" draw:id="id121" draw:layer="layout" svg:width="2.548cm" svg:height="0.4cm" svg:x="13.101cm" svg:y="10.902cm">
          <text:p text:style-name="P3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draw:layer="layout" svg:width="2.548cm" svg:height="0.4cm" svg:x="13.101cm" svg:y="11.302cm">
          <text:p text:style-name="P3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xml:id="id124" draw:id="id124" draw:layer="layout" svg:width="2.548cm" svg:height="0.4cm" svg:x="13.101cm" svg:y="11.702cm">
          <text:p text:style-name="P3"><text:span text:style-name="T2"><text:s text:c="3"/></text:span><text:span text:style-name="T2">.i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8cm" svg:y1="11.501cm" svg:x2="13.101cm" svg:y2="11.102cm" draw:start-shape="id120" draw:start-glue-point="1" draw:end-shape="id121" draw:end-glue-point="3" svg:d="M11848 11501h627v-399h626" svg:viewBox="0 0 1254 400">
          <text:p/>
        </draw:connector>
        <draw:custom-shape draw:style-name="gr396" draw:text-style-name="P4" xml:id="id123" draw:id="id123" draw:layer="layout" svg:width="3.498cm" svg:height="0.4cm" svg:x="11.152cm" svg:y="13.198cm">
          <text:p text:style-name="P3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8cm" svg:height="0.4cm" svg:x="11.152cm" svg:y="13.5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1.152cm" svg:y="14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8cm" svg:height="0.4cm" svg:x="11.152cm" svg:y="14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3.498cm" svg:height="0.4cm" svg:x="11.152cm" svg:y="13.9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draw:layer="layout" svg:width="3.498cm" svg:height="0.4cm" svg:x="11.152cm" svg:y="15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498cm" svg:height="0.4cm" svg:x="11.152cm" svg:y="15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497cm" svg:height="0.4cm" svg:x="11.153cm" svg:y="15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" xml:id="id125" draw:id="id125" draw:layer="layout" svg:width="3.498cm" svg:height="0.4cm" svg:x="15.502cm" svg:y="13.201cm">
          <text:p text:style-name="P3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8cm" svg:height="0.4cm" svg:x="15.502cm" svg:y="13.601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5.502cm" svg:y="14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8cm" svg:height="0.4cm" svg:x="15.502cm" svg:y="1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8cm" svg:height="0.4cm" svg:x="15.502cm" svg:y="14.001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8cm" svg:height="0.4cm" svg:x="15.502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8cm" svg:height="0.4cm" svg:x="15.502cm" svg:y="15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draw:layer="layout" svg:width="3.497cm" svg:height="0.4cm" svg:x="15.503cm" svg:y="15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8cm" svg:y1="11.901cm" svg:x2="12.901cm" svg:y2="13.198cm" draw:start-shape="id122" draw:start-glue-point="1" draw:end-shape="id123" draw:end-glue-point="0" svg:d="M11848 11901h1053v1297" svg:viewBox="0 0 1054 1298">
          <text:p/>
        </draw:connector>
        <draw:connector draw:style-name="gr23" draw:text-style-name="P6" draw:layer="layout" svg:x1="15.649cm" svg:y1="11.902cm" svg:x2="17.251cm" svg:y2="13.201cm" draw:start-shape="id124" draw:start-glue-point="1" draw:end-shape="id125" draw:end-glue-point="0" svg:d="M15649 11902h1602v1299" svg:viewBox="0 0 1603 1300">
          <text:p/>
        </draw:connector>
        <draw:custom-shape draw:style-name="gr88" draw:text-style-name="P10" xml:id="id127" draw:id="id127" draw:layer="layout" svg:width="3.7cm" svg:height="2cm" svg:x="9.9cm" svg:y="3.7cm">
          <text:p text:style-name="P9"><text:span text:style-name="T3">可以通过</text:span><text:span text:style-name="T3">chroot</text:span><text:span text:style-name="T3">修改，后续由该进程</text:span><text:span text:style-name="T3">fork</text:span><text:span text:style-name="T3">的子进程将修改后的目录作为文件系统的根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8.249cm" svg:y1="6.202cm" svg:x2="9.9cm" svg:y2="4.7cm" draw:start-shape="id126" draw:start-glue-point="1" draw:end-shape="id127" svg:d="M8249 6202h815v-1502h836" svg:viewBox="0 0 1652 1503">
          <text:p/>
        </draw:connector>
      </draw:page>
      <draw:page draw:name="page12" draw:style-name="dp1" draw:master-page-name="Default">
        <draw:custom-shape draw:style-name="gr411" draw:text-style-name="P23" draw:layer="layout" svg:width="9.5cm" svg:height="3cm" svg:x="0.7cm" svg:y="0.5cm">
          <text:p text:style-name="P21"><text:span text:style-name="T7">__user_walk(const char *name, unsigned flags, struct nameidata *nd)</text:span></text:p>
          <text:p text:style-name="P21"><text:span text:style-name="T7"><text:s text:c="3"/></text:span><text:span text:style-name="T7">.path_init(tmp, flags, nd)</text:span></text:p>
          <text:p text:style-name="P21"><text:span text:style-name="T7"><text:s text:c="6"/></text:span><text:span text:style-name="T7">.return walk_init_root(name,nd);</text:span></text:p>
          <text:p text:style-name="P21"><text:span text:style-name="T7"><text:s text:c="9"/></text:span><text:span text:style-name="T7">.nd-&gt;mnt = mntget(current→fs→rootmnt);</text:span></text:p>
          <text:p text:style-name="P21"><text:span text:style-name="T7"><text:s text:c="9"/></text:span><text:span text:style-name="T7">.nd-&gt;dentry = dget(current-&gt;fs-&gt;root);</text:span></text:p>
          <text:p text:style-name="P21"><text:span text:style-name="T7"><text:s text:c="6"/></text:span><text:span text:style-name="T7">.nd-&gt;mnt = mntget(current→fs→pwdmnt);</text:span></text:p>
          <text:p text:style-name="P21"><text:span text:style-name="T7"><text:s text:c="6"/></text:span><text:span text:style-name="T7">.nd-&gt;dentry = dget(current-&gt;fs-&gt;pwd);</text:span></text:p>
          <text:p text:style-name="P21"><text:span text:style-name="T7"><text:s text:c="3"/></text:span><text:span text:style-name="T7">.path_walk(tmp, nd)</text:span></text:p>
          <text:p text:style-name="P21"><text:span text:style-name="T7"><text:s text:c="6"/></text:span><text:span text:style-name="T7">.inode = nd-&gt;dentry-&gt;d_inode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412" draw:text-style-name="P4" xml:id="id137" draw:id="id137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xml:id="id129" draw:id="id129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xml:id="id130" draw:id="id130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4" xml:id="id131" draw:id="id131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xml:id="id128" draw:id="id128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xml:id="id140" draw:id="id140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6" draw:text-style-name="P6" draw:layer="layout" draw:type="curve" svg:x1="8.285cm" svg:y1="1cm" svg:x2="10.406cm" svg:y2="1.597cm" draw:start-shape="id128" draw:start-glue-point="1" draw:end-shape="id129" draw:end-glue-point="3" svg:d="M8285 1000c1591 0 531 597 2121 597" svg:viewBox="0 0 2122 598">
          <text:p/>
        </draw:connector>
        <draw:connector draw:style-name="gr426" draw:text-style-name="P6" draw:layer="layout" draw:type="curve" draw:line-skew="0.252cm" svg:x1="10.406cm" svg:y1="1.196cm" svg:x2="8.285cm" svg:y2="0.6cm" draw:start-shape="id130" draw:start-glue-point="3" draw:end-shape="id131" draw:end-glue-point="1" svg:d="M10406 1196c-1212 0-152-596-2121-596" svg:viewBox="0 0 2122 597">
          <text:p/>
        </draw:connector>
        <draw:custom-shape draw:style-name="gr427" draw:text-style-name="P4" xml:id="id139" draw:id="id139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xml:id="id133" draw:id="id133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xml:id="id132" draw:id="id132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" xml:id="id143" draw:id="id143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xml:id="id135" draw:id="id135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6" draw:text-style-name="P6" draw:layer="layout" draw:type="curve" svg:x1="10.406cm" svg:y1="1.597cm" svg:x2="10.408cm" svg:y2="5.099cm" draw:start-shape="id129" draw:start-glue-point="3" draw:end-shape="id132" draw:end-glue-point="3" svg:d="M10406 1597c-751 0-752 3502 2 3502" svg:viewBox="0 0 566 3503">
          <text:p/>
        </draw:connector>
        <draw:custom-shape draw:style-name="gr433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5" xml:id="id134" draw:id="id134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xml:id="id152" draw:id="id152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xml:id="id150" draw:id="id150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6" draw:text-style-name="P6" draw:layer="layout" draw:type="curve" svg:x1="13.9cm" svg:y1="4.298cm" svg:x2="15.708cm" svg:y2="4.9cm" draw:start-shape="id133" draw:start-glue-point="1" draw:end-shape="id134" draw:end-glue-point="3" svg:d="M13900 4298c1357 0 454 602 1808 602" svg:viewBox="0 0 1809 603">
          <text:p/>
        </draw:connector>
        <draw:connector draw:style-name="gr426" draw:text-style-name="P6" draw:layer="layout" draw:type="curve" svg:x1="10.408cm" svg:y1="4.698cm" svg:x2="8.285cm" svg:y2="0.6cm" draw:start-shape="id135" draw:start-glue-point="3" draw:end-shape="id131" draw:end-glue-point="1" svg:d="M10408 4698c-1591 0-530-4098-2123-4098" svg:viewBox="0 0 2124 4099">
          <text:p/>
        </draw:connector>
        <draw:custom-shape draw:style-name="gr439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5" xml:id="id153" draw:id="id153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5" xml:id="id136" draw:id="id136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5" xml:id="id138" draw:id="id138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6" draw:text-style-name="P6" draw:layer="layout" draw:type="curve" draw:line-skew="1.496cm" svg:x1="3.601cm" svg:y1="3.7cm" svg:x2="10.406cm" svg:y2="0.396cm" draw:start-shape="id136" draw:start-glue-point="1" draw:end-shape="id137" draw:end-glue-point="3" svg:d="M3601 3700c7348 0 3946-3304 6805-3304" svg:viewBox="0 0 6806 3305">
          <text:p/>
        </draw:connector>
        <draw:connector draw:style-name="gr426" draw:text-style-name="P6" draw:layer="layout" draw:type="curve" svg:x1="3.601cm" svg:y1="4.097cm" svg:x2="10.408cm" svg:y2="3.898cm" draw:start-shape="id138" draw:start-glue-point="1" draw:end-shape="id139" draw:end-glue-point="3" svg:d="M3601 4097c5106 0 1703-199 6807-199" svg:viewBox="0 0 6808 200">
          <text:p/>
        </draw:connector>
        <draw:custom-shape draw:style-name="gr449" draw:text-style-name="P4" xml:id="id141" draw:id="id141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5" xml:id="id142" draw:id="id142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xml:id="id149" draw:id="id149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40" draw:start-glue-point="3" draw:end-shape="id141" draw:end-glue-point="3" svg:d="M4793 1400c-751 0-752 4401 1 4401" svg:viewBox="0 0 565 4402">
          <text:p/>
        </draw:connector>
        <draw:custom-shape draw:style-name="gr455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xml:id="id147" draw:id="id147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xml:id="id145" draw:id="id145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42" draw:start-glue-point="1" svg:d="M8286 6201c1209 0 655 1497 1109 1497" svg:viewBox="0 0 1110 1498">
          <text:p/>
        </draw:connector>
        <draw:custom-shape draw:style-name="gr456" draw:text-style-name="P29" draw:layer="layout" svg:width="2.999cm" svg:height="1.5cm" svg:x="13.5cm" svg:y="7.4cm">
          <text:p text:style-name="P28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56" draw:text-style-name="P29" xml:id="id144" draw:id="id144" draw:layer="layout" svg:width="2.999cm" svg:height="1.5cm" svg:x="15.9cm" svg:y="2.3cm">
          <text:p text:style-name="P28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43" draw:start-glue-point="1" draw:end-shape="id144" draw:end-glue-point="3" svg:d="M13900 5499h502v-949h-244v-1500h1742" svg:viewBox="0 0 2001 2450">
          <text:p/>
        </draw:connector>
        <draw:custom-shape draw:style-name="gr457" draw:text-style-name="P30" xml:id="id146" draw:id="id146" draw:layer="layout" svg:width="2.6cm" svg:height="1cm" svg:x="12.7cm" svg:y="9.1cm">
          <text:p text:style-name="P28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32" xml:id="id151" draw:id="id151" draw:layer="layout" svg:width="2.6cm" svg:height="1cm" svg:x="12.7cm" svg:y="10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32" xml:id="id148" draw:id="id148" draw:layer="layout" svg:width="2.6cm" svg:height="1cm" svg:x="12.7cm" svg:y="12.1cm">
          <text:p text:style-name="P31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45" draw:start-glue-point="2" draw:end-shape="id146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47" draw:start-glue-point="2" draw:end-shape="id148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49" draw:start-glue-point="1" draw:end-shape="id146" svg:d="M8286 7002c3312 0 1105 2598 4414 2598" svg:viewBox="0 0 4415 2599">
          <text:p/>
        </draw:connector>
        <draw:custom-shape draw:style-name="gr460" draw:text-style-name="P32" draw:layer="layout" svg:width="2.6cm" svg:height="1cm" svg:x="12.7cm" svg:y="11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50" draw:start-glue-point="1" draw:end-shape="id151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52" draw:start-glue-point="1" draw:end-shape="id151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53" draw:start-glue-point="1" draw:end-shape="id131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461" draw:text-style-name="P4" xml:id="id157" draw:id="id157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xml:id="id154" draw:id="id154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4" xml:id="id156" draw:id="id156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4" xml:id="id155" draw:id="id155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3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54" draw:start-glue-point="1" draw:end-shape="id155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56" draw:start-glue-point="1" draw:end-shape="id157" draw:end-glue-point="3" svg:d="M10992 4546c838 0 281 1248 1116 1248" svg:viewBox="0 0 1117 1249">
          <text:p/>
        </draw:connector>
        <draw:custom-shape draw:style-name="gr474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5" xml:id="id158" draw:id="id158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4" xml:id="id159" draw:id="id159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58" draw:start-glue-point="1" draw:end-shape="id159" draw:end-glue-point="3" svg:d="M15601 8996c1282 0 428 1300 1709 1300" svg:viewBox="0 0 1710 1301">
          <text:p/>
        </draw:connector>
        <draw:custom-shape draw:style-name="gr483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4" xml:id="id160" draw:id="id160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9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0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58" draw:start-glue-point="1" draw:end-shape="id160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3DT22H10M6S</meta:editing-duration>
    <meta:editing-cycles>1043</meta:editing-cycles>
    <meta:generator>LibreOffice/5.2.2.2$Windows_x86 LibreOffice_project/8f96e87c890bf8fa77463cd4b640a2312823f3ad</meta:generator>
    <meta:initial-creator>fhy </meta:initial-creator>
    <dc:date>2017-12-06T13:33:29.790000000</dc:date>
    <meta:document-statistic meta:object-count="652"/>
  </office:meta>
</office:document-meta>
</file>